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5D0000007D1745C1C103AAC4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sans1" svg:font-family="Lucidasans"/>
    <style:font-face style:name="OpenSymbol" svg:font-family="OpenSymbol"/>
    <style:font-face style:name="Arial Black" svg:font-family="'Arial Black'" style:font-adornments="Normal"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3.313cm" style:rel-column-width="12769*"/>
    </style:style>
    <style:style style:name="Tableau1.B" style:family="table-column">
      <style:table-column-properties style:column-width="5.188cm" style:rel-column-width="19997*"/>
    </style:style>
    <style:style style:name="Tableau1.C" style:family="table-column">
      <style:table-column-properties style:column-width="8.5cm" style:rel-column-width="32769*"/>
    </style:style>
    <style:style style:name="Tableau1.A1" style:family="table-cell">
      <style:table-cell-properties fo:padding="0.049cm" fo:border-left="0.05pt solid #000000" fo:border-right="none" fo:border-top="0.05pt solid #000000" fo:border-bottom="0.05pt solid #000000" style:writing-mode="page"/>
    </style:style>
    <style:style style:name="Tableau1.C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C2" style:family="table-cell">
      <style:table-cell-properties fo:padding="0.049cm" fo:border-left="0.05pt solid #000000" fo:border-right="0.05pt solid #000000" fo:border-top="none" fo:border-bottom="0.05pt solid #000000" style:writing-mode="page"/>
    </style:style>
    <style:style style:name="P1" style:family="paragraph" style:parent-style-name="MonAuteur">
      <style:text-properties style:use-window-font-color="true" loext:opacity="0%" style:font-name="Times New Roman" fo:font-size="12pt" fo:language="fr" fo:country="FR" style:font-name-asian="Times New Roman" style:font-size-asian="12pt" style:font-name-complex="Times New Roman" style:font-size-complex="12pt" style:language-complex="ar" style:country-complex="SA"/>
    </style:style>
    <style:style style:name="P2" style:family="paragraph" style:parent-style-name="MonParagraphe">
      <style:text-properties style:use-window-font-color="true" loext:opacity="0%" style:font-name="Calibri1" fo:font-size="12pt" fo:language="fr" fo:country="FR" officeooo:rsid="00224223" officeooo:paragraph-rsid="0022d709" style:font-name-asian="Times New Roman" style:font-size-asian="12pt" style:font-name-complex="Times New Roman" style:font-size-complex="12pt" style:language-complex="ar" style:country-complex="SA"/>
    </style:style>
    <style:style style:name="P3" style:family="paragraph" style:parent-style-name="MonParagraphe">
      <style:text-properties style:use-window-font-color="true" loext:opacity="0%" style:font-name="Calibri1" fo:font-size="12pt" fo:language="fr" fo:country="FR" officeooo:rsid="002588d0" officeooo:paragraph-rsid="002588d0" style:font-name-asian="Times New Roman" style:font-size-asian="12pt" style:font-name-complex="Times New Roman" style:font-size-complex="12pt" style:language-complex="ar" style:country-complex="SA"/>
    </style:style>
    <style:style style:name="P4" style:family="paragraph" style:parent-style-name="MonParagraphe">
      <style:text-properties style:use-window-font-color="true" loext:opacity="0%" style:font-name="Calibri1" fo:font-size="12pt" fo:language="fr" fo:country="FR" officeooo:rsid="002588d0" officeooo:paragraph-rsid="0026f3ba" style:font-name-asian="Times New Roman" style:font-size-asian="12pt" style:font-name-complex="Times New Roman" style:font-size-complex="12pt" style:language-complex="ar" style:country-complex="SA"/>
    </style:style>
    <style:style style:name="P5" style:family="paragraph" style:parent-style-name="MonParagraphe">
      <style:text-properties fo:font-size="12pt" officeooo:rsid="00222ebd" officeooo:paragraph-rsid="00222ebd" style:font-size-asian="12pt" style:font-size-complex="12pt"/>
    </style:style>
    <style:style style:name="P6" style:family="paragraph" style:parent-style-name="MonParagraphe">
      <style:text-properties fo:font-size="12pt" officeooo:rsid="00287c3e" officeooo:paragraph-rsid="00287c3e" style:font-size-asian="12pt" style:font-size-complex="12pt"/>
    </style:style>
    <style:style style:name="P7" style:family="paragraph" style:parent-style-name="MonParagraphe">
      <style:text-properties fo:font-size="12pt" officeooo:rsid="002fa8c0" officeooo:paragraph-rsid="002fa8c0" style:font-size-asian="12pt" style:font-size-complex="12pt"/>
    </style:style>
    <style:style style:name="P8" style:family="paragraph" style:parent-style-name="MonParagraphe">
      <style:text-properties fo:font-size="12pt" officeooo:rsid="00305173" officeooo:paragraph-rsid="00305173" style:font-size-asian="12pt" style:font-size-complex="12pt"/>
    </style:style>
    <style:style style:name="P9" style:family="paragraph" style:parent-style-name="MonParagraphe">
      <style:text-properties fo:font-size="12pt" officeooo:rsid="003407d9" officeooo:paragraph-rsid="003407d9" style:font-size-asian="12pt" style:font-size-complex="12pt"/>
    </style:style>
    <style:style style:name="P10" style:family="paragraph" style:parent-style-name="MonParagraphe">
      <style:text-properties fo:font-size="12pt" officeooo:rsid="003407d9" officeooo:paragraph-rsid="0036296e" style:font-size-asian="12pt" style:font-size-complex="12pt"/>
    </style:style>
    <style:style style:name="P11" style:family="paragraph" style:parent-style-name="MonParagraphe">
      <style:text-properties fo:font-size="12pt" officeooo:rsid="003c1382" officeooo:paragraph-rsid="003c1382" style:font-size-asian="12pt" style:font-size-complex="12pt"/>
    </style:style>
    <style:style style:name="P12" style:family="paragraph" style:parent-style-name="MonParagraphe">
      <style:text-properties fo:font-size="12pt" officeooo:rsid="002a2601" officeooo:paragraph-rsid="002a2601" style:font-size-asian="12pt" style:font-size-complex="12pt"/>
    </style:style>
    <style:style style:name="P13" style:family="paragraph" style:parent-style-name="MonParagraphe">
      <style:text-properties fo:font-size="12pt" officeooo:rsid="00460f2d" officeooo:paragraph-rsid="00460f2d" style:font-size-asian="12pt" style:font-size-complex="12pt"/>
    </style:style>
    <style:style style:name="P14" style:family="paragraph" style:parent-style-name="MonParagraphe">
      <style:text-properties fo:font-size="12pt" officeooo:rsid="0047ea70" officeooo:paragraph-rsid="0047ea70" style:font-size-asian="12pt" style:font-size-complex="12pt"/>
    </style:style>
    <style:style style:name="P15" style:family="paragraph" style:parent-style-name="MonParagraphe">
      <style:text-properties fo:font-size="12pt" officeooo:rsid="004990b1" officeooo:paragraph-rsid="004990b1" style:font-size-asian="12pt" style:font-size-complex="12pt"/>
    </style:style>
    <style:style style:name="P16" style:family="paragraph" style:parent-style-name="MonParagraphe">
      <style:text-properties fo:font-size="12pt" officeooo:rsid="00533486" officeooo:paragraph-rsid="00533486" style:font-size-asian="12pt" style:font-size-complex="12pt"/>
    </style:style>
    <style:style style:name="P17" style:family="paragraph" style:parent-style-name="MonParagraphe">
      <style:text-properties fo:font-size="12pt" officeooo:rsid="005764b9" officeooo:paragraph-rsid="005764b9" style:font-size-asian="12pt" style:font-size-complex="12pt"/>
    </style:style>
    <style:style style:name="P18" style:family="paragraph" style:parent-style-name="Table_20_Contents">
      <style:paragraph-properties fo:text-align="center" style:justify-single-word="false"/>
      <style:text-properties fo:font-size="12pt" officeooo:rsid="003e0859" officeooo:paragraph-rsid="003e0859" style:font-size-asian="12pt" style:font-size-complex="12pt"/>
    </style:style>
    <style:style style:name="P19" style:family="paragraph" style:parent-style-name="Table_20_Contents">
      <style:paragraph-properties fo:text-align="center" style:justify-single-word="false"/>
      <style:text-properties fo:font-size="12pt" officeooo:rsid="003e0859" officeooo:paragraph-rsid="0041cba9" style:font-size-asian="12pt" style:font-size-complex="12pt"/>
    </style:style>
    <style:style style:name="P20" style:family="paragraph" style:parent-style-name="Table_20_Contents">
      <style:paragraph-properties fo:text-align="center" style:justify-single-word="false"/>
      <style:text-properties fo:font-size="12pt" style:font-size-asian="12pt" style:font-size-complex="12pt"/>
    </style:style>
    <style:style style:name="P21" style:family="paragraph" style:parent-style-name="Table_20_Contents">
      <style:paragraph-properties fo:text-align="center" style:justify-single-word="false"/>
      <style:text-properties fo:font-size="12pt" officeooo:rsid="003eee5a" officeooo:paragraph-rsid="003eee5a" style:font-size-asian="12pt" style:font-size-complex="12pt"/>
    </style:style>
    <style:style style:name="P22" style:family="paragraph" style:parent-style-name="Table_20_Contents">
      <style:paragraph-properties fo:text-align="center" style:justify-single-word="false"/>
      <style:text-properties fo:font-size="12pt" officeooo:rsid="00404a36" officeooo:paragraph-rsid="00404a36" style:font-size-asian="12pt" style:font-size-complex="12pt"/>
    </style:style>
    <style:style style:name="P23" style:family="paragraph" style:parent-style-name="Table_20_Contents">
      <style:paragraph-properties fo:text-align="center" style:justify-single-word="false"/>
      <style:text-properties fo:font-size="12pt" officeooo:rsid="0043ff99" officeooo:paragraph-rsid="0043ff99" style:font-size-asian="12pt" style:font-size-complex="12pt"/>
    </style:style>
    <style:style style:name="P24" style:family="paragraph" style:parent-style-name="Table_20_Contents">
      <style:paragraph-properties fo:text-align="center" style:justify-single-word="false"/>
      <style:text-properties fo:font-size="12pt" officeooo:rsid="0044b42f" officeooo:paragraph-rsid="0044b42f" style:font-size-asian="12pt" style:font-size-complex="12pt"/>
    </style:style>
    <style:style style:name="P25" style:family="paragraph" style:parent-style-name="Table_20_Contents">
      <style:paragraph-properties fo:text-align="center" style:justify-single-word="false"/>
      <style:text-properties fo:font-size="12pt" officeooo:rsid="00460f2d" officeooo:paragraph-rsid="00460f2d" style:font-size-asian="12pt" style:font-size-complex="12pt"/>
    </style:style>
    <style:style style:name="P26" style:family="paragraph" style:parent-style-name="Table_20_Contents">
      <style:paragraph-properties fo:text-align="center" style:justify-single-word="false"/>
      <style:text-properties fo:font-size="12pt" officeooo:rsid="00476111" officeooo:paragraph-rsid="00476111" style:font-size-asian="12pt" style:font-size-complex="12pt"/>
    </style:style>
    <style:style style:name="P27" style:family="paragraph" style:parent-style-name="MonParagraphe">
      <style:paragraph-properties fo:margin-left="0cm" fo:margin-right="0cm" fo:text-indent="0cm" style:auto-text-indent="false"/>
      <style:text-properties fo:font-size="12pt" officeooo:rsid="00476111" officeooo:paragraph-rsid="004990b1" style:font-size-asian="12pt" style:font-size-complex="12pt"/>
    </style:style>
    <style:style style:name="P28" style:family="paragraph" style:parent-style-name="MonTitre" style:master-page-name="Standard">
      <style:paragraph-properties style:page-number="auto"/>
      <style:text-properties style:use-window-font-color="true" loext:opacity="0%" style:font-name="Times New Roman" fo:font-size="18pt" fo:language="fr" fo:country="FR" fo:font-weight="bold" officeooo:rsid="00222ebd" officeooo:paragraph-rsid="00222ebd" style:font-name-asian="Times New Roman" style:font-size-asian="18pt" style:font-weight-asian="bold" style:font-name-complex="Times New Roman" style:font-size-complex="18pt" style:language-complex="ar" style:country-complex="SA"/>
    </style:style>
    <style:style style:name="P29" style:family="paragraph" style:parent-style-name="Table_20_Contents">
      <style:paragraph-properties fo:text-align="center" style:justify-single-word="false"/>
      <style:text-properties fo:font-size="12pt" officeooo:rsid="0058a3eb" officeooo:paragraph-rsid="0058a3eb" style:font-size-asian="12pt" style:font-size-complex="12pt"/>
    </style:style>
    <style:style style:name="P30" style:family="paragraph" style:parent-style-name="MonTitreSection">
      <style:text-properties officeooo:rsid="00222ebd" officeooo:paragraph-rsid="00222ebd"/>
    </style:style>
    <style:style style:name="P31" style:family="paragraph" style:parent-style-name="MonTitreSection">
      <style:text-properties style:use-window-font-color="true" loext:opacity="0%" style:font-name="Arial" fo:font-size="16pt" fo:language="fr" fo:country="FR" fo:font-weight="bold" officeooo:rsid="00222ebd" officeooo:paragraph-rsid="00222ebd" style:letter-kerning="true" style:font-name-asian="Times New Roman" style:font-size-asian="16pt" style:font-weight-asian="bold" style:font-name-complex="Arial" style:font-size-complex="16pt" style:language-complex="ar" style:country-complex="SA" style:font-weight-complex="bold"/>
    </style:style>
    <style:style style:name="P32" style:family="paragraph" style:parent-style-name="MonTitreSousSection">
      <style:text-properties officeooo:rsid="002fa8c0" officeooo:paragraph-rsid="002fa8c0"/>
    </style:style>
    <style:style style:name="T1" style:family="text">
      <style:text-properties style:use-window-font-color="true" loext:opacity="0%" style:font-name="Calibri" fo:font-size="10pt" fo:language="fr" fo:country="FR" fo:font-weight="bold" officeooo:rsid="00222ebd" style:font-name-asian="Times New Roman" style:font-size-asian="14pt" style:font-weight-asian="bold" style:font-name-complex="Times New Roman" style:font-size-complex="14pt" style:language-complex="ar" style:country-complex="SA"/>
    </style:style>
    <style:style style:name="T2" style:family="text">
      <style:text-properties style:use-window-font-color="true" loext:opacity="0%" style:font-name="Times New Roman" fo:font-size="12pt" fo:language="fr" fo:country="FR" style:font-name-asian="Times New Roman" style:font-size-asian="12pt" style:font-name-complex="Times New Roman" style:font-size-complex="12pt" style:language-complex="ar" style:country-complex="SA"/>
    </style:style>
    <style:style style:name="T3" style:family="text">
      <style:text-properties style:use-window-font-color="true" loext:opacity="0%" style:font-name="Calibri1" fo:language="fr" fo:country="FR" style:font-name-asian="Times New Roman" style:font-name-complex="Times New Roman" style:language-complex="ar" style:country-complex="SA"/>
    </style:style>
    <style:style style:name="T4" style:family="text">
      <style:text-properties style:use-window-font-color="true" loext:opacity="0%" style:font-name="Calibri1" fo:language="fr" fo:country="FR" officeooo:rsid="00305173" style:font-name-asian="Times New Roman" style:font-name-complex="Times New Roman" style:language-complex="ar" style:country-complex="SA"/>
    </style:style>
    <style:style style:name="T5" style:family="text">
      <style:text-properties style:use-window-font-color="true" loext:opacity="0%" style:font-name="Calibri1" fo:language="fr" fo:country="FR" officeooo:rsid="0034046a" style:font-name-asian="Times New Roman" style:font-name-complex="Times New Roman" style:language-complex="ar" style:country-complex="SA"/>
    </style:style>
    <style:style style:name="T6" style:family="text">
      <style:text-properties style:use-window-font-color="true" loext:opacity="0%" style:font-name="Calibri1" fo:language="fr" fo:country="FR" officeooo:rsid="0036296e" style:font-name-asian="Times New Roman" style:font-name-complex="Times New Roman" style:language-complex="ar" style:country-complex="SA"/>
    </style:style>
    <style:style style:name="T7" style:family="text">
      <style:text-properties style:use-window-font-color="true" loext:opacity="0%" style:font-name="Calibri1" fo:language="fr" fo:country="FR" officeooo:rsid="00460f2d" style:font-name-asian="Times New Roman" style:font-name-complex="Times New Roman" style:language-complex="ar" style:country-complex="SA"/>
    </style:style>
    <style:style style:name="T8" style:family="text">
      <style:text-properties style:use-window-font-color="true" loext:opacity="0%" style:font-name="Calibri1" fo:language="fr" fo:country="FR" officeooo:rsid="004990b1" style:font-name-asian="Times New Roman" style:font-name-complex="Times New Roman" style:language-complex="ar" style:country-complex="SA"/>
    </style:style>
    <style:style style:name="T9" style:family="text">
      <style:text-properties style:use-window-font-color="true" loext:opacity="0%" style:font-name="Calibri1" fo:language="fr" fo:country="FR" officeooo:rsid="004d491f" style:font-name-asian="Times New Roman" style:font-name-complex="Times New Roman" style:language-complex="ar" style:country-complex="SA"/>
    </style:style>
    <style:style style:name="T10" style:family="text">
      <style:text-properties style:use-window-font-color="true" loext:opacity="0%" style:font-name="Calibri1" fo:language="fr" fo:country="FR" officeooo:rsid="0050e56e" style:font-name-asian="Times New Roman" style:font-name-complex="Times New Roman" style:language-complex="ar" style:country-complex="SA"/>
    </style:style>
    <style:style style:name="T11" style:family="text">
      <style:text-properties fo:language="fr" fo:country="FR" style:language-complex="ar" style:country-complex="SA"/>
    </style:style>
    <style:style style:name="T12" style:family="text">
      <style:text-properties style:text-position="super 58%"/>
    </style:style>
    <style:style style:name="T13" style:family="text">
      <style:text-properties officeooo:rsid="00224223"/>
    </style:style>
    <style:style style:name="T14" style:family="text">
      <style:text-properties officeooo:rsid="0022d709"/>
    </style:style>
    <style:style style:name="T15" style:family="text">
      <style:text-properties officeooo:rsid="0025a9fc"/>
    </style:style>
    <style:style style:name="T16" style:family="text">
      <style:text-properties officeooo:rsid="00262422"/>
    </style:style>
    <style:style style:name="T17" style:family="text">
      <style:text-properties officeooo:rsid="0026f3ba"/>
    </style:style>
    <style:style style:name="T18" style:family="text">
      <style:text-properties officeooo:rsid="00274d8b"/>
    </style:style>
    <style:style style:name="T19" style:family="text">
      <style:text-properties officeooo:rsid="00282233"/>
    </style:style>
    <style:style style:name="T20" style:family="text">
      <style:text-properties officeooo:rsid="002a2601"/>
    </style:style>
    <style:style style:name="T21" style:family="text">
      <style:text-properties officeooo:rsid="002aac30"/>
    </style:style>
    <style:style style:name="T22" style:family="text">
      <style:text-properties officeooo:rsid="002acb5d"/>
    </style:style>
    <style:style style:name="T23" style:family="text">
      <style:text-properties officeooo:rsid="002cfaba"/>
    </style:style>
    <style:style style:name="T24" style:family="text">
      <style:text-properties officeooo:rsid="00305173"/>
    </style:style>
    <style:style style:name="T25" style:family="text">
      <style:text-properties officeooo:rsid="003161c9"/>
    </style:style>
    <style:style style:name="T26" style:family="text">
      <style:text-properties officeooo:rsid="0032f55d"/>
    </style:style>
    <style:style style:name="T27" style:family="text">
      <style:text-properties officeooo:rsid="0036296e"/>
    </style:style>
    <style:style style:name="T28" style:family="text">
      <style:text-properties officeooo:rsid="0038c8f7"/>
    </style:style>
    <style:style style:name="T29" style:family="text">
      <style:text-properties officeooo:rsid="0039ee2d"/>
    </style:style>
    <style:style style:name="T30" style:family="text">
      <style:text-properties officeooo:rsid="003c1382"/>
    </style:style>
    <style:style style:name="T31" style:family="text">
      <style:text-properties officeooo:rsid="003e0859"/>
    </style:style>
    <style:style style:name="T32" style:family="text">
      <style:text-properties officeooo:rsid="003eee5a"/>
    </style:style>
    <style:style style:name="T33" style:family="text">
      <style:text-properties officeooo:rsid="00460f2d"/>
    </style:style>
    <style:style style:name="T34" style:family="text">
      <style:text-properties officeooo:rsid="004ac0e1"/>
    </style:style>
    <style:style style:name="T35" style:family="text">
      <style:text-properties officeooo:rsid="004caa2f"/>
    </style:style>
    <style:style style:name="T36" style:family="text">
      <style:text-properties officeooo:rsid="00547759"/>
    </style:style>
    <style:style style:name="T37" style:family="text">
      <style:text-properties officeooo:rsid="00560d59"/>
    </style:style>
    <style:style style:name="T38" style:family="text">
      <style:text-properties officeooo:rsid="0056198e"/>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e"/>
      </text:sequence-decls>
      <text:p text:style-name="P28">Compte-rendu du mini-projet Echecs</text:p>
      <text:h text:style-name="P30" text:outline-level="1" text:is-list-header="true">Introduction</text:h>
      <text:p text:style-name="P5">Ce jeu d’échecs a été réalisé dans le cadre du mini-projet d’informatique de fin de 2<text:span text:style-name="T12">e</text:span> année au FIMI. C’est un jeu d’échecs classique en 2D développé sous Java avec l’aide de plusieurs bibliothèques. Ce document détaille le développement du jeu de sa phase préliminaire avec le cahier des charges jusqu’aux possibles améliorations du programme <text:span text:style-name="T13">rendu</text:span>.</text:p>
      <text:h text:style-name="P31" text:outline-level="1">Cahier des charges</text:h>
      <text:p text:style-name="P2">Pour développer le jeu simplement nommé « Chess » nous sommes une équipe de quatre : Max Libert, Hillel Partouche, Ulisses Silva Oliveira et Max Szostkiewicz. <text:span text:style-name="T15">Le jeu a été développé en moins d’un semestre.</text:span> </text:p>
      <text:p text:style-name="P2">Nous souhaitions un jeu d’échecs totalement fonctionnel où l’utilisateur <text:span text:style-name="T19">peut</text:span> jouer en un-contre-un contre un humain sur un même ordinateur <text:span text:style-name="T33">ou</text:span> en un-contre-un en réseau local<text:span text:style-name="T14">.</text:span> <text:span text:style-name="T16">Le jeu se joue totalement à la souris, </text:span><text:span text:style-name="T18">le joueur fait un « cliquer-déposer » sur sa pièce </text:span><text:span text:style-name="T19">vers</text:span><text:span text:style-name="T18"> la case voulue et si le mouvement est possible </text:span><text:span text:style-name="T19">alors la pièce se déplace</text:span><text:span text:style-name="T18">. Un son est joué selon si le déplacement est autorisé ou non.</text:span></text:p>
      <text:p text:style-name="P4">Un jeu d’échecs totalement fonctionnel sous-entend donc <text:span text:style-name="T16">le respect des règles du jeu d’échecs de plateau. </text:span><text:span text:style-name="T17">Un lien vers un site détaillant les règles des échecs peut même être donné à l’utilisateur. </text:span><text:span text:style-name="T16">Sur l’interface homme-machine, on a l</text:span>a présence d’une limite temporelle pour chaque joueur, limite que le joueur peut choisir entre 5 et 50 minutes. Cela sous-entend aussi de pouvoir voir le cimetière de chaque joueur et pouvoir gagner au nombre de points à la fin du temps. Le joueur peut également réaliser le coup du « roque » <text:span text:style-name="T15">et</text:span> la promotion de ses pions <text:span text:style-name="T16">lorsque ceux-ci arrivent en bout d’échiquier</text:span>. <text:span text:style-name="T18">Lorsque le Roi est en échec, seuls les mouvements libérant le Roi sont autorisés.</text:span></text:p>
      <text:p text:style-name="P3">En termes de gameplay, le joueur peut donc choisir entre <text:span text:style-name="T33">deux</text:span> modes de jeu dont un mode contre l’IA qui sera abordé après.</text:p>
      <text:p text:style-name="P3">Pour l’interface, <text:span text:style-name="T15">le joueur des Noirs a la possibilité de retourner l’échiquier s’il le souhaite. Les joueurs peuvent voir les déplacements possibles de leurs pièces lorsqu’ils appuient dessus et lorsque c’est leur tour. Si la possibilité de manger une pièce se présente, la case de celle-ci s’habillera de rouge.</text:span> </text:p>
      <text:h text:style-name="P30" text:outline-level="1">Problème posé</text:h>
      <text:p text:style-name="P6">Dans un premier temps, il a fallu coder les différentes parties du jeu de façon axée sur le humain-contre-humain. Il a donc fallu <text:span text:style-name="T20">créer totalement le front-end et le back-end </text:span><text:span text:style-name="T33">de façon organisée</text:span><text:span text:style-name="T20">. Plusieurs problèmes se sont posés comme la création du design de toutes les fenêtres, l’établissement du chrono visible par les joueurs ou encore le son car nous n’avions encore jamais utilisé d’interface sonore.</text:span></text:p>
      <text:p text:style-name="P12"><text:soft-page-break/><text:span text:style-name="T7">Notre premier problème</text:span> a été : Comment gérer une IA ? Et plus tard encore : comment faire en sorte de ne pas consommer trop de mémoire et de perdre trop de temps <text:span text:style-name="T21">de calcul</text:span> à chaque fois que l’IA va jouer ? Pour cela, on a décidé d’opter pour un <text:span text:style-name="T22">algorithme</text:span> min<text:span text:style-name="T23">i</text:span>max <text:span text:style-name="T21">analysant l’échiquier, calculant les points de chaque joueur, et optant pour le meilleur coup. </text:span><text:span text:style-name="T33">Cependant, par manque de temps et d’expérience, nous n’avons pas pu développer cette IA.</text:span></text:p>
      <text:p text:style-name="P13">Il y a eu plusieurs problèmes à part celui-ci.</text:p>
      <text:p text:style-name="P15">Le premier problème auquel nous avons été confrontés a été l’échiquier. En effet, comme dans les autres jeux d’échecs sur ordinateur, lorsqu’on pose la pièce sur une case, il faut que celle-ci <text:span text:style-name="T34">se pose au centre de la case. </text:span><text:span text:style-name="T35">Il faut donc qu’il y ait une grille universelle utilisable sur tous les ordinateurs pour que le joueur ne soit pas lésé. Il faut aussi que l</text:span><text:span text:style-name="T9">es cases n’aient qu’un seul emplacement disponible : leur centre et que les pièces ne se chevauchent pas </text:span><text:span text:style-name="T10">et que les mouvements autorisant le dépassement de pièces (à part pour le cavalier pour des instances précises) ne se fassent pas. </text:span></text:p>
      <text:p text:style-name="P17"><text:span text:style-name="T10">I</text:span><text:span text:style-name="T3">l a également fallu reconnaître les positions <text:s/>d’échec et donc que seuls les mouvements libérant le Roi soient autorisés.</text:span></text:p>
      <text:p text:style-name="P15"><text:span text:style-name="T3">De plus, le</text:span> roque étant un coup à part, déplaçant deux pièces et autorisant le roi à plus de mouvement et en même temps autorisant le « saut »  de pièces, ce fut donc un des problèmes auxquels nous avons été confrontés.</text:p>
      <text:p text:style-name="P16">Un autre problème a été de pouvoir mettre en place un écran de fin de partie <text:span text:style-name="T36">en fonction de chaque fin possible. Ce problème a été réglé avec plusieurs boolean et avec la présence d’une chaine de « if » dans la classe « WindowWin » qui </text:span><text:span text:style-name="T37">lorsqu’elle est appelée dans la classe Echiquier permet d’</text:span><text:span text:style-name="T38">afficher un message décrivant la fin de la partie.</text:span></text:p>
      <text:p text:style-name="P16"/>
      <text:h text:style-name="P30" text:outline-level="1">Principe de l’algorithme</text:h>
      <text:p text:style-name="P27"><text:tab/>Pour <text:span text:style-name="T8">pouvoir réaliser le roque</text:span>, on a intégré une variable « roquable ». Ce boolean est de base true mais, dans la classe « Echiquier » <text:span text:style-name="T3">a été intégrée</text:span> la méthode « move » qui vérifie que le roi n’a pas bougé de sa case initiale et qu’il ne va pas se situer dans une position d’échec pendant le déplacement, alors le mouvement du roque est possible et on réalise le <text:span text:style-name="T3">déplacement</text:span>, si le joueur le souhaite. A la fin de cette boucle, si le roque a été réalisé alors le boolean « roquable » du Roi devient « false » : on ne peut plus roquer.</text:p>
      <text:h text:style-name="P31" text:outline-level="1">Structuration des données</text:h>
      <text:p text:style-name="P7">Il a fallu <text:span text:style-name="T3">diviser le jeu en plusieurs classes fonctionnelles, certaines totalement dans l’optique de l’interface, les autres pour servir le back-end et le fonctionnement du jeu</text:span>. </text:p>
      <text:h text:style-name="P32" text:outline-level="2">Les classes servant l’interface</text:h>
      <text:p text:style-name="P7">La première classe est Home, qui ouvre le menu principal du jeu cont<text:span text:style-name="T3">enant </text:span>les différentes fenêtres. <text:span text:style-name="T24">Elle étend </text:span><text:span text:style-name="T4">JFrame </text:span><text:span text:style-name="T24">et </text:span><text:span text:style-name="T4">implémente l’interface</text:span><text:span text:style-name="T24"> Action Listener permettant l’interaction homme-machine. </text:span></text:p>
      <text:p text:style-name="P8"><text:soft-page-break/>L’autre classe totalement graphique est WindowWin, qui comme son nom l’indique ouvre une nouvelle fenêtre lorsque la victoire est déclarée : c’est-à-dire qu’elle est ouverte dans la classe Echiquier lorsqu’il y a échec-et-mat ou lorsque le temps d’un joueur s’écoule et lorsque l’un des joueurs appuie sur « Abandonner ». La classe détecte chacun de ces événements différents et donne un message différent selon la fin de partie.  </text:p>
      <text:h text:style-name="P32" text:outline-level="2">Les classes nécessaires au fonctionnement</text:h>
      <text:p text:style-name="P8">Il s’agit maintenant des classes donnant le fonctionnement profond du jeu, dans lesquelles les règles et les possibilités du joueur sont définies. </text:p>
      <text:p text:style-name="P8">Tout d’abord il y a la classe abstraite <text:span text:style-name="T25">Piece, étendant JFrame et implémentant l’interface Comparable. </text:span><text:span text:style-name="T26">Cette classe contient 9 attributs donnant notamment le type de pièce et donc son image associée, les coordonnées de la pièce et sa couleur. Cela permet donc de créer une classe pour chaque type de pièce et donc il existe également une classe Dame, Roi, Tour etc. Un dernier attribut est le boolean « roquable » dont seuls le Roi et les tours peuvent avoir comme True, permettant comme son nom l’indique de réaliser le coup du roc selon les conditions définies dans la classe pièce et </text:span><text:span text:style-name="T5">traduisant</text:span><text:span text:style-name="T26"> </text:span><text:span text:style-name="T5">les </text:span><text:span text:style-name="T26">règles classiques des échecs.</text:span></text:p>
      <text:p text:style-name="P9">La classe Piece permet de donner les nouvelles coordonnées de la pièce lorsqu’on la bouge, de mettre à jour sa position visuelle. On a aussi une méthode vérifiant que les cases sont vides pour permettre le déplacement : on a donc une liste (LinkedList) de coups disponibles à chaque fois que l’on appuie sur une pièce.</text:p>
      <text:p text:style-name="P10">Il y a ensuite la classe Coordonnée permettant d’obtenir pour chaque pièce ses coordonnées. On y trouve donc des getters et des setters. Cette classe a pour intérêt principal de vérifier si les coordonnées de deux pièces sont égales, d’où la méthode « equals ». </text:p>
      <text:p text:style-name="P10">C’est dans la <text:span text:style-name="T6">classe</text:span> principale du code, Echiquier que toutes les classes précédentes vont être utilisées. <text:span text:style-name="T27">Dans cette classe, on crée la grille de jeu, avec les coordonnées données pour chaque case, on y intègre les actionPerformed et les classes permettant de jouer les sons, on pose les pièces à leurs coordonnées initiales et on les affiche avec toutes les possibilités de mouvement.</text:span></text:p>
      <text:h text:style-name="P30" text:outline-level="1">Suggestions d’amélioration du projet</text:h>
      <text:p text:style-name="P14">Le manque de temps et d’expérience nous a obligé à abandonner la partie Humain-contre-IA, c’est une partie importante dans les échecs qui permet au joueur de s’entraîner, les IA étant généralement plus dures à battre que des humains. Pour améliorer ce projet, nous souhaiterions donc principalement implémenter cette fonctionnalité. Il s’agirait aussi d’améliorer le chrono de chaque joueur de façon à ce qu’il se mette à jour visuellement le temps.</text:p>
      <text:h text:style-name="P30" text:outline-level="1">Carnet de route</text:h>
      <text:p text:style-name="P7">Le projet s’est déroulé en 8 semaines, il a donc fallu nous organiser pour pouvoir avancer de manière optimale. <text:span text:style-name="T29">L</text:span><text:span text:style-name="T30">e tableau à la</text:span><text:span text:style-name="T29"> suite de ce texte décrit</text:span><text:span text:style-name="T28"> l’évolution et la répartition du projet en fonction du temps.</text:span></text:p>
      <text:p text:style-name="P7"/>
      <table:table table:name="Tableau1" table:style-name="Tableau1">
        <table:table-column table:style-name="Tableau1.A"/>
        <table:table-column table:style-name="Tableau1.B"/>
        <table:table-column table:style-name="Tableau1.C"/>
        <table:table-row table:style-name="TableLine2463258968176">
          <table:table-cell table:style-name="Tableau1.A1" office:value-type="string">
            <text:p text:style-name="P18">Semaine</text:p>
          </table:table-cell>
          <table:table-cell table:style-name="Tableau1.A1" office:value-type="string">
            <text:p text:style-name="P18">Tâche</text:p>
          </table:table-cell>
          <table:table-cell table:style-name="Tableau1.C1" office:value-type="string">
            <text:p text:style-name="P18">Participants</text:p>
          </table:table-cell>
        </table:table-row>
        <text:soft-page-break/>
        <table:table-row table:style-name="TableLine2463258976608">
          <table:table-cell table:style-name="Tableau1.A2" table:number-rows-spanned="2" office:value-type="string">
            <text:p text:style-name="P18">22/02</text:p>
          </table:table-cell>
          <table:table-cell table:style-name="Tableau1.A2" office:value-type="string">
            <text:p text:style-name="P18">UML <text:span text:style-name="T32">initial</text:span></text:p>
          </table:table-cell>
          <table:table-cell table:style-name="Tableau1.C2" office:value-type="string">
            <text:p text:style-name="P18">Tous</text:p>
          </table:table-cell>
        </table:table-row>
        <table:table-row table:style-name="TableLine2463258974704">
          <table:covered-table-cell/>
          <table:table-cell table:style-name="Tableau1.A2" office:value-type="string">
            <text:p text:style-name="P20">D<text:span text:style-name="T31">ébut du code </text:span><text:span text:style-name="T32">(classe Home)</text:span></text:p>
          </table:table-cell>
          <table:table-cell table:style-name="Tableau1.C2" office:value-type="string">
            <text:p text:style-name="P18">Max L, Hillel</text:p>
          </table:table-cell>
        </table:table-row>
        <table:table-row table:style-name="TableLine2463258966272">
          <table:table-cell table:style-name="Tableau1.A2" office:value-type="string">
            <text:p text:style-name="P21">01/03</text:p>
          </table:table-cell>
          <table:table-cell table:style-name="Tableau1.A2" office:value-type="string">
            <text:p text:style-name="P21">Classe Home</text:p>
          </table:table-cell>
          <table:table-cell table:style-name="Tableau1.C2" office:value-type="string">
            <text:p text:style-name="P19">Max L, Hillel</text:p>
          </table:table-cell>
        </table:table-row>
        <table:table-row table:style-name="TableLine2463258970352">
          <table:table-cell table:style-name="Tableau1.A2" office:value-type="string">
            <text:p text:style-name="P21"/>
          </table:table-cell>
          <table:table-cell table:style-name="Tableau1.A2" office:value-type="string">
            <text:p text:style-name="P22">Classe Pièce</text:p>
          </table:table-cell>
          <table:table-cell table:style-name="Tableau1.C2" office:value-type="string">
            <text:p text:style-name="P19">Max L, Hillel</text:p>
          </table:table-cell>
        </table:table-row>
        <table:table-row table:style-name="TableLine2463258969264">
          <table:table-cell table:style-name="Tableau1.A2" office:value-type="string">
            <text:p text:style-name="P21"/>
          </table:table-cell>
          <table:table-cell table:style-name="Tableau1.A2" office:value-type="string">
            <text:p text:style-name="P26">Dimensions</text:p>
          </table:table-cell>
          <table:table-cell table:style-name="Tableau1.C2" office:value-type="string">
            <text:p text:style-name="P26">Ulisses</text:p>
          </table:table-cell>
        </table:table-row>
        <table:table-row table:style-name="TableLine2463258960288">
          <table:table-cell table:style-name="Tableau1.A2" office:value-type="string">
            <text:p text:style-name="P21">08/03</text:p>
          </table:table-cell>
          <table:table-cell table:style-name="Tableau1.A2" office:value-type="string">
            <text:p text:style-name="P24">Classe Cimetière</text:p>
          </table:table-cell>
          <table:table-cell table:style-name="Tableau1.C2" office:value-type="string">
            <text:p text:style-name="P24">Ulisses</text:p>
          </table:table-cell>
        </table:table-row>
        <table:table-row table:style-name="TableLine2463258962192">
          <table:table-cell table:style-name="Tableau1.A2" office:value-type="string">
            <text:p text:style-name="P21">15/03</text:p>
          </table:table-cell>
          <table:table-cell table:style-name="Tableau1.A2" office:value-type="string">
            <text:p text:style-name="P20"/>
          </table:table-cell>
          <table:table-cell table:style-name="Tableau1.C2" office:value-type="string">
            <text:p text:style-name="P20"/>
          </table:table-cell>
        </table:table-row>
        <table:table-row table:style-name="TableLine2463258964096">
          <table:table-cell table:style-name="Tableau1.A2" office:value-type="string">
            <text:p text:style-name="P21">22/03</text:p>
          </table:table-cell>
          <table:table-cell table:style-name="Tableau1.A2" office:value-type="string">
            <text:p text:style-name="P20"/>
          </table:table-cell>
          <table:table-cell table:style-name="Tableau1.C2" office:value-type="string">
            <text:p text:style-name="P20"/>
          </table:table-cell>
        </table:table-row>
        <table:table-row table:style-name="TableLine2463258962464">
          <table:table-cell table:style-name="Tableau1.A2" office:value-type="string">
            <text:p text:style-name="P21">29/03</text:p>
          </table:table-cell>
          <table:table-cell table:style-name="Tableau1.A2" office:value-type="string">
            <text:p text:style-name="P20"/>
          </table:table-cell>
          <table:table-cell table:style-name="Tableau1.C2" office:value-type="string">
            <text:p text:style-name="P20"/>
          </table:table-cell>
        </table:table-row>
        <table:table-row table:style-name="TableLine2463258973072">
          <table:table-cell table:style-name="Tableau1.A2" office:value-type="string">
            <text:p text:style-name="P21">05/04</text:p>
          </table:table-cell>
          <table:table-cell table:style-name="Tableau1.A2" office:value-type="string">
            <text:p text:style-name="P23">Implémentation des sons</text:p>
          </table:table-cell>
          <table:table-cell table:style-name="Tableau1.C2" office:value-type="string">
            <text:p text:style-name="P23">Hillel</text:p>
          </table:table-cell>
        </table:table-row>
        <table:table-row table:style-name="TableLine2463258964640">
          <table:table-cell table:style-name="Tableau1.A2" office:value-type="string">
            <text:p text:style-name="P21">12/04</text:p>
          </table:table-cell>
          <table:table-cell table:style-name="Tableau1.A2" office:value-type="string">
            <text:p text:style-name="P21"/>
          </table:table-cell>
          <table:table-cell table:style-name="Tableau1.C2" office:value-type="string">
            <text:p text:style-name="P21"/>
          </table:table-cell>
        </table:table-row>
        <table:table-row table:style-name="TableLine2463258970624">
          <table:table-cell table:style-name="Tableau1.A2" office:value-type="string">
            <text:p text:style-name="P21"/>
          </table:table-cell>
          <table:table-cell table:style-name="Tableau1.A2" office:value-type="string">
            <text:p text:style-name="P21"/>
          </table:table-cell>
          <table:table-cell table:style-name="Tableau1.C2" office:value-type="string">
            <text:p text:style-name="P21"/>
          </table:table-cell>
        </table:table-row>
        <table:table-row table:style-name="TableLine2463258971168">
          <table:table-cell table:style-name="Tableau1.A2" office:value-type="string">
            <text:p text:style-name="P21">19/04</text:p>
          </table:table-cell>
          <table:table-cell table:style-name="Tableau1.A2" office:value-type="string">
            <text:p text:style-name="P21">Classe WindowWin</text:p>
          </table:table-cell>
          <table:table-cell table:style-name="Tableau1.C2" office:value-type="string">
            <text:p text:style-name="P21">Ulisses</text:p>
          </table:table-cell>
        </table:table-row>
        <table:table-row table:style-name="TableLine2463258960560">
          <table:table-cell table:style-name="Tableau1.A2" office:value-type="string">
            <text:p text:style-name="P21"/>
          </table:table-cell>
          <table:table-cell table:style-name="Tableau1.A2" office:value-type="string">
            <text:p text:style-name="P25">Compte-rendu</text:p>
          </table:table-cell>
          <table:table-cell table:style-name="Tableau1.C2" office:value-type="string">
            <text:p text:style-name="P25">Ulisses</text:p>
          </table:table-cell>
        </table:table-row>
        <table:table-row table:style-name="TableLine2463258967088">
          <table:table-cell table:style-name="Tableau1.A2" office:value-type="string">
            <text:p text:style-name="P21">26/04</text:p>
          </table:table-cell>
          <table:table-cell table:style-name="Tableau1.A2" office:value-type="string">
            <text:p text:style-name="P29">Correction de bugs</text:p>
          </table:table-cell>
          <table:table-cell table:style-name="Tableau1.C2" office:value-type="string">
            <text:p text:style-name="P29">Ulisses</text:p>
          </table:table-cell>
        </table:table-row>
      </table:table>
      <text:p text:style-name="P7"/>
      <text:p text:style-name="P11"/>
      <text:h text:style-name="P30" text:outline-level="1">Implication des membres</text:h>
      <text:h text:style-name="P30" text:outline-level="1">Bibliographie</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sans1" svg:font-family="Lucidasans"/>
    <style:font-face style:name="OpenSymbol" svg:font-family="OpenSymbol"/>
    <style:font-face style:name="Arial Black" svg:font-family="'Arial Black'" style:font-adornments="Normal" style:font-pitch="variable"/>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Bitstream Vera Serif" fo:font-size="12pt" fo:language="fr" fo:country="FR" style:font-name-asian="Bitstream Vera Sans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Bitstream Vera Serif" fo:font-size="12pt" fo:language="fr" fo:country="FR"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7cm" style:type="right"/>
        </style:tab-stops>
      </style:paragraph-properties>
      <style:text-properties style:font-name="Calibri1" fo:font-family="Calibri" style:font-style-name="Normal" style:font-family-generic="swiss" style:font-pitch="variable" fo:font-size="10pt"/>
    </style:style>
    <style:style style:name="Caption" style:family="paragraph" style:parent-style-name="Standard" style:next-style-name="Standard" style:class="extra">
      <style:paragraph-properties fo:text-align="center" style:justify-single-word="false"/>
      <style:text-properties fo:color="#004586" loext:opacity="100%" style:font-name="Calibri1" fo:font-family="Calibri" style:font-style-name="Normal" style:font-family-generic="swiss" style:font-pitch="variable" fo:font-size="10pt" fo:font-style="italic" fo:font-weight="normal"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alibri1" fo:font-family="Calibri" style:font-style-name="Normal" style:font-family-generic="swiss" style:font-pitch="variable" style:font-name-complex="Lucidasans1" style:font-family-complex="Lucidasans"/>
    </style:style>
    <style:style style:name="MonParagraphe" style:family="paragraph" style:parent-style-name="Standard" style:master-page-name="">
      <style:paragraph-properties fo:margin-left="0cm" fo:margin-right="0cm" fo:margin-top="0.199cm" fo:margin-bottom="0cm" style:contextual-spacing="false" fo:text-align="justify" style:justify-single-word="false" fo:hyphenation-ladder-count="no-limit" fo:text-indent="0.953cm" style:auto-text-indent="false" style:page-number="auto"/>
      <style:text-properties style:font-name="Calibri1" fo:font-family="Calibri" style:font-style-name="Normal" style:font-family-generic="swiss" style:font-pitch="variable" fo:font-size="11pt" style:font-size-asian="11pt" style:font-size-complex="11pt" fo:hyphenate="true" fo:hyphenation-remain-char-count="2" fo:hyphenation-push-char-count="2" loext:hyphenation-no-caps="false"/>
    </style:style>
    <style:style style:name="MonTitreSousSection" style:family="paragraph" style:parent-style-name="Heading_20_2" style:next-style-name="MonParagraphe" style:default-outline-level="2">
      <style:paragraph-properties fo:margin-left="0cm" fo:margin-right="0cm" fo:text-indent="0cm" style:auto-text-indent="false"/>
      <style:text-properties fo:font-style="normal"/>
    </style:style>
    <style:style style:name="MonTitreSection" style:family="paragraph" style:parent-style-name="Heading_20_1" style:next-style-name="MonParagraphe" style:default-outline-level="1">
      <style:paragraph-properties fo:margin-left="0cm" fo:margin-right="0cm" fo:text-indent="0cm" style:auto-text-indent="false"/>
    </style:style>
    <style:style style:name="MonTitre" style:family="paragraph" style:parent-style-name="Standard">
      <style:paragraph-properties fo:margin-top="0.423cm" fo:margin-bottom="0.847cm" style:contextual-spacing="false" fo:text-align="center" style:justify-single-word="false" fo:padding-left="0.141cm" fo:padding-right="0.141cm" fo:padding-top="0.035cm" fo:padding-bottom="0.035cm" fo:border="0.51pt solid #000000"/>
      <style:text-properties fo:font-size="18pt" fo:font-weight="bold" style:font-size-asian="18pt" style:font-weight-asian="bold" style:font-size-complex="18pt"/>
    </style:style>
    <style:style style:name="MonAuteur" style:family="paragraph" style:parent-style-name="Standard">
      <style:paragraph-properties>
        <style:tab-stops>
          <style:tab-stop style:position="16.829cm" style:type="right"/>
        </style:tab-stops>
      </style:paragraph-properties>
      <style:text-properties style:font-name="Calibri" fo:font-family="Calibri" style:font-style-name="Gras" style:font-family-generic="swiss" style:font-pitch="variable" fo:font-size="10pt" fo:font-weight="bold" style:font-size-asian="14pt" style:font-weight-asian="bold" style:font-size-complex="14pt"/>
    </style:style>
    <style:style style:name="Table"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Calibri1" fo:font-family="Calibri"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rmule" style:family="paragraph" style:parent-style-name="Caption">
      <style:paragraph-properties fo:text-align="center" style:justify-single-word="false" style:shadow="non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re_20_page_20_de_20_garde" style:display-name="Titre page de garde" style:family="paragraph" style:parent-style-name="Frame_20_contents" style:master-page-name="">
      <loext:graphic-properties draw:fill="solid" draw:fill-color="#ffffff" draw:opacity="100%"/>
      <style:paragraph-properties fo:margin-left="1cm" fo:margin-right="1cm" fo:margin-top="7.999cm" fo:margin-bottom="0.21cm" style:contextual-spacing="false" fo:text-align="center" style:justify-single-word="false" fo:text-indent="0cm" style:auto-text-indent="false" style:page-number="auto" fo:background-color="#ffffff" fo:padding="0.049cm" fo:border="0.99pt solid #b3b3b3" style:shadow="none">
        <style:tab-stops/>
      </style:paragraph-properties>
      <style:text-properties style:font-name="Arial Black" fo:font-family="'Arial Black'" style:font-style-name="Normal" style:font-pitch="variable" fo:font-size="24pt" fo:font-weight="900"/>
    </style:style>
    <style:style style:name="MonParagraphe-liste" style:family="paragraph" style:parent-style-name="MonParagraphe">
      <style:paragraph-properties fo:margin-top="0cm" fo:margin-bottom="0cm" style:contextual-spacing="false"/>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2cm" fo:margin-right="0cm" fo:margin-top="0cm" fo:margin-bottom="0.199cm" style:contextual-spacing="false" fo:text-indent="-2cm" style:auto-text-indent="false">
        <style:tab-stops>
          <style:tab-stop style:position="1.499cm" style:leader-style="dotted" style:leader-text="."/>
          <style:tab-stop style:position="17cm" style:type="right" style:leader-style="dotted" style:leader-text="."/>
        </style:tab-stops>
      </style:paragraph-properties>
      <style:text-properties style:font-name="Calibri1" fo:font-family="Calibri" style:font-style-name="Normal" style:font-family-generic="swiss" style:font-pitch="variable" fo:font-size="12pt"/>
    </style:style>
    <style:style style:name="MonTitreSousSousSection" style:family="paragraph" style:parent-style-name="MonTitreSousSection" style:next-style-name="MonParagraphe" style:default-outline-level="3">
      <style:text-properties fo:font-size="13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age_20_Number" style:display-name="Page Number" style:family="text" style:parent-style-name="Police_20_par_20_défaut"/>
    <style:style style:name="Police_20_par_20_défaut" style:display-name="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_20_retirer" style:display-name="A retirer" style:family="text">
      <style:text-properties fo:color="#ff3333" loext:opacity="100%" style:text-line-through-style="solid" style:text-line-through-type="sing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a"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WW8Num1">
      <text:list-level-style-number text:level="1" style:num-format="I">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MonAuteur">
      <style:text-properties style:use-window-font-color="true" loext:opacity="0%" style:font-name="Times New Roman" fo:font-size="12pt" fo:language="fr" fo:country="FR" style:font-name-asian="Times New Roman" style:font-size-asian="12pt" style:font-name-complex="Times New Roman" style:font-size-complex="12pt" style:language-complex="ar" style:country-complex="SA"/>
    </style:style>
    <style:style style:name="MT1" style:family="text">
      <style:text-properties style:use-window-font-color="true" loext:opacity="0%" style:font-name="Calibri" fo:font-size="10pt" fo:language="fr" fo:country="FR" fo:font-weight="bold" officeooo:rsid="00222ebd" style:font-name-asian="Times New Roman" style:font-size-asian="14pt" style:font-weight-asian="bold" style:font-name-complex="Times New Roman" style:font-size-complex="14pt" style:language-complex="ar" style:country-complex="SA"/>
    </style:style>
    <style:style style:name="MT2" style:family="text">
      <style:text-properties style:use-window-font-color="true" loext:opacity="0%" style:font-name="Times New Roman" fo:font-size="12pt" fo:language="fr" fo:country="FR" style:font-name-asian="Times New Roman" style:font-size-asian="12pt" style:font-name-complex="Times New Roman" style:font-size-complex="12pt" style:language-complex="ar" style:country-complex="SA"/>
    </style:style>
    <style:style style:name="MT3" style:family="text">
      <style:text-properties fo:language="fr" fo:country="FR" style:language-complex="ar" style:country-complex="SA"/>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cfe7f5"/>
    </style: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draw:style-name="Mdp1">
      <style:header>
        <text:p text:style-name="MonAuteur">Auteurs : <text:span text:style-name="MT1">LIBERT Max, PARTOUCHE Hillel, SILVA Ulisses , SZOSTKIEWICZ Max</text:span><text:span text:style-name="MT2"><text:tab/></text:span><draw:frame draw:style-name="Mfr1" draw:name="images1" text:anchor-type="as-char" svg:width="2.79cm" svg:height="0.9cm" draw:z-index="3"><draw:image xlink:href="Pictures/100000000000015D0000007D1745C1C103AAC40F.jpg" xlink:type="simple" xlink:show="embed" xlink:actuate="onLoad" draw:mime-type="image/jpeg"/></draw:frame></text:p>
      </style:header>
      <style:footer>
        <text:p text:style-name="Footer"><text:tab/>- Page <text:page-number text:select-page="current">2</text:page-number>/<text:page-count>4</text:page-count> -<text:tab/>L<text:span text:style-name="MT3">e </text:span><text:span text:style-name="MT3"><text:modification-date style:data-style-name="N76">29 avril 2021</text:modification-date></text:span></text:p>
      </style:footer>
    </style:master-page>
    <style:master-page style:name="Page_20_de_20_garde" style:display-name="Page de garde" style:page-layout-name="Mpm2" draw:style-name="Mdp1" style:next-style-name="Standard">
      <style:header>
        <text:p text:style-name="Header"/>
      </style:header>
      <style:footer>
        <text:p text:style-name="MP1"/>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21-04-15T15:18:18.090000000</meta:creation-date>
    <dc:language>fr-FR</dc:language>
    <meta:editing-cycles>40</meta:editing-cycles>
    <meta:editing-duration>PT3H11M24S</meta:editing-duration>
    <dc:date>2021-04-29T17:59:39.422000000</dc:date>
    <meta:document-statistic meta:table-count="1" meta:image-count="1" meta:object-count="0" meta:page-count="4" meta:paragraph-count="71" meta:word-count="1484" meta:character-count="8766" meta:non-whitespace-character-count="7339"/>
    <meta:user-defined meta:name="Info 1"/>
    <meta:user-defined meta:name="Info 2"/>
    <meta:user-defined meta:name="Info 3"/>
    <meta:user-defined meta:name="Info 4"/>
  </office:meta>
</office:document-meta>
</file>